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Liberation Serif" svg:font-family="'Liberation Serif'" style:font-family-generic="roman" style:font-pitch="variable"/>
    <style:font-face style:name="Spranq eco sans1" svg:font-family="'Spranq eco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Spranq eco sans1"/>
    </style:style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Text_20_body" style:list-style-name="L1">
      <style:paragraph-properties fo:margin-top="0cm" fo:margin-bottom="0cm"/>
      <style:text-properties fo:color="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a1.InformaçõessobreosCenários"/>1. Informações sobre os Cenários</text:h>
      <text:p text:style-name="Text_20_body"><text:tab/><text:span text:style-name="T2">Permitir ao administrador a configuração de temas por domínio</text:span></text:p>
      <text:h text:style-name="Heading_20_1" text:outline-level="1">2. Descrição dos Cenários</text:h>
      <text:p text:style-name="Text_20_body"><text:span text:style-name="Strong_20_Emphasis">Como</text:span> o administrador do sistema.<text:line-break/><text:span text:style-name="Strong_20_Emphasis">Eu posso</text:span> configurar um tema para um domínio específico.<text:line-break/><text:span text:style-name="Strong_20_Emphasis">Quando</text:span> estiver configurando o expresso v3.</text:p>
      <text:p text:style-name="Text_20_body"><text:span text:style-name="Strong_20_Emphasis">Ocorre Então</text:span></text:p>
      <text:list xml:id="list2106126286" text:style-name="L1">
        <text:list-item>
          <text:p text:style-name="P2">Administrador edita o arquivo config.inc.php</text:p>
        </text:list-item>
        <text:list-item>
          <text:p text:style-name="P2">Administrador adiciona o tema de acordo com a regra de negócio RNG – Inserção de temas na configuração.</text:p>
        </text:list-item>
        <text:list-item>
          <text:p text:style-name="P3">Administrador confirma o sucesso da configuração entrando no expresso e selecionando o(s) tema(s) configurado(s);</text:p>
        </text:list-item>
      </text:list>
      <text:h text:style-name="Heading_20_1" text:outline-level="1"><text:bookmark text:name="a3.InterfaceVisual"/>3. Interface Visual</text:h>
      <text:p text:style-name="Text_20_body"><text:tab/>Não há interface visual disponível</text:p>
      <text:h text:style-name="Heading_20_1" text:outline-level="1">4. Regras de Negócio</text:h>
      <text:h text:style-name="Heading_20_2" text:outline-level="2">4.1 Criação de Temas </text:h>
      <text:p text:style-name="Text_20_body"><text:tab/>As seguintes regras deverão ser seguidas na construção de novos temas</text:p>
      <text:p text:style-name="Text_20_body"><text:tab/>1- Uma pasta com o nome do tema, contendo no máximo de 16 caracteres (mnemônico do nome do tema);</text:p>
      <text:p text:style-name="Text_20_body"><text:tab/>2- Dentro desta pasta estarão duas outras pastas, uma chamada css e outra images. Ambas seguem a estrutura de pastas usadas pelo ExtJS na sua versão 3.1.1. A pasta de imagens deverá conter as imagens que são diferentes das originais do ExtJS ou uma estrutura similar para novas classes que forem criadas;</text:p>
      <text:p text:style-name="Text_20_body"><text:tab/>3- A pasta css deverá conter um arquivo com o nome do tema, exatamente o nome que foi dada a pasta principal, porém com a extensão css. Este arquivo irá conter as classes e extensões feitas para a folha de estilos original ou novas classes e extensões;</text:p>
      <text:p text:style-name="Text_20_body"><text:tab/>4- O tema deverá ser atômico, isto é, não deverá necessitar de outros arquivos css além do único arquivo já existente;</text:p>
      <text:p text:style-name="Text_20_body"><text:tab/>5- É recomendado que o responsável <text:s/>utilize ferramentas para limpar o arquivo css de comentários e espaços em branco. Se isto for feito é necessário que um arquivo css sem alterações seja incluído, para referencia nas alterações e extensões;</text:p>
      <text:h text:style-name="Heading_20_2" text:outline-level="2">4.2 Instalação dos Temas </text:h>
      <text:p text:style-name="Text_20_body">Os temas serão instalado em uma pasta chamada "themes", localizada na raiz da aplicação</text:p>
      <text:p text:style-name="Text_20_body">A instalação é feita pela cópia simples de um tema criado de acordo com a regra de negócio "Criação de Temas"</text:p>
      <text:p text:style-name="Text_20_body">O tema deverá ser copiado na estrutura de diretórios constante na regra de negócio "Criação de Temas"</text:p>
      <text:h text:style-name="Heading_20_2" text:outline-level="2"><text:soft-page-break/>4.3 Configuração dos Temas </text:h>
      <text:p text:style-name="Text_20_body"><text:tab/>No arquivo "config.inc.php" localizado na raiz da aplicação é criado uma matriz de configuração. Nesta matriz deverá ser incluído um novo índice de nome "themes". </text:p>
      <text:p text:style-name="Text_20_body"><text:tab/>Se este indice já existir uma nova matriz deverá ser criada a partir daí. Esta matriz deve conter uma chave chamada "default" e uma outra chave chamada "themelist". </text:p>
      <text:p text:style-name="Text_20_body"><text:tab/>A chave "default" deve conter um valor numérico encontrado como chave da matriz "themelist" que corresponde ao valor padrão quando nenhum tema houver sido configurado. </text:p>
      <text:p text:style-name="Text_20_body"><text:tab/>A chave "themelist" deverá conter entradas no formato numero do tema e as especificações deste tema. </text:p>
      <text:p text:style-name="P1">"numero do tema" =&gt; array( </text:p>
      <text:p text:style-name="P1"><text:tab/>'name' =&gt;'Nome do tema por extenso', </text:p>
      <text:p text:style-name="P1"><text:tab/>'path' =&gt; 'caminho para o css do tema', </text:p>
      <text:p text:style-name="P1">), </text:p>
      <text:p text:style-name="P1">Ex: </text:p>
      <text:p text:style-name="P1">0 =&gt; array( </text:p>
      <text:p text:style-name="P1"><text:tab/>'name' =&gt; 'Tema padrão do Expresso 3.0', </text:p>
      <text:p text:style-name="P1"><text:tab/>'path' =&gt; 'expresso3/css/expresso3.css', </text:p>
      <text:p text:style-name="P1">),</text:p>
      <text:h text:style-name="Heading_20_2" text:outline-level="2">4.4 Carga automática de temas </text:h>
      <text:p text:style-name="Text_20_body"><text:tab/>O sistema faz a leitura de um <text:span text:style-name="T1">cookie</text:span> enviado pelo servidor da aplicação que informa o número do tema que deverá ser carregado de acordo com o domínio; </text:p>
      <text:p text:style-name="Text_20_body"><text:tab/>O <text:span text:style-name="T1">cookie</text:span> contém um número que sera usado para buscar na lista de temas configurados na matriz de temas; </text:p>
      <text:p text:style-name="Text_20_body"><text:tab/>Se o número informado existir o sistema deverá automaticamente carregar o tema encontrado; </text:p>
      <text:p text:style-name="Text_20_body"><text:tab/>Se o número informado não existir o sistema deverá voltar ao tema padrão configurado na aplicação; </text:p>
      <text:p text:style-name="Text_20_body"><text:tab/>Se não for encontrado um tema padrão configurado o sistema deverá exibir uma mensagem notificando o usuário e não deverá dar prosseguimento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Liberation Serif" svg:font-family="'Liberation Serif'" style:font-family-generic="roman" style:font-pitch="variable"/>
    <style:font-face style:name="Spranq eco sans1" svg:font-family="'Spranq eco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0.5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Silva</meta:initial-creator>
    <meta:creation-date>2011-12-07T09:14:03</meta:creation-date>
    <dc:date>2011-12-20T10:34:12</dc:date>
    <dc:creator>Cassiano Pizzol</dc:creator>
    <meta:editing-duration>PT11H23M5S</meta:editing-duration>
    <meta:editing-cycles>14</meta:editing-cycles>
    <meta:generator>LibreOffice/3.3$Linux LibreOffice_project/330m19$Build-6</meta:generator>
    <meta:document-statistic meta:table-count="0" meta:image-count="0" meta:object-count="0" meta:page-count="2" meta:paragraph-count="42" meta:word-count="577" meta:character-count="3491"/>
  </office:meta>
</office:document-meta>
</file>